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language="en" fo:country="GB"/>
    </style:style>
  </office:automatic-styles>
  <office:body>
    <office:text text:use-soft-page-breaks="true">
      <text:p text:style-name="P1">Roman;ISBN001;Le Petit Prince;Antoine de Saint-Exupéry;1943</text:p>
      <text:p text:style-name="Normal">Bible;ISBN002;Bible Segond;Traducteurs;1910</text:p>
      <text:p text:style-name="Normal">Poesie;ISBN003;Les Fleurs du mal;Charles Baudelaire;1857</text:p>
      <text:p text:style-name="Normal">Fable;ISBN004;Le Corbeau et le Renard;Jean de La Fontaine;1668</text:p>
      <text:p text:style-name="Normal">Roman;ISBN005;L'Étranger;Albert Camus;1942</text:p>
      <text:p text:style-name="Normal">Bible;ISBN006;Bible TOB;Collectif;2010</text:p>
      <text:p text:style-name="Normal">Poesie;ISBN007;Alcools;Guillaume Apollinaire;1913</text:p>
      <text:p text:style-name="Normal">Fable;ISBN008;La Cigale et la Fourmi;Jean de La Fontaine;1668</text:p>
      <text:p text:style-name="Normal">Roman;ISBN009;1984;George Orwell;1949</text:p>
      <text:p text:style-name="Normal">Roman;ISBN010;L'Assommoir;Émile Zola;1877</text:p>
      <text:p text:style-name="Normal">Bible;ISBN011;Bible Jérusalem;Traducteurs;2000</text:p>
      <text:p text:style-name="Normal">Poesie;ISBN012;Poèmes Saturniens;Paul Verlaine;1866</text:p>
      <text:p text:style-name="Normal">Fable;ISBN013;Le Loup et l'Agneau;Jean de La Fontaine;1668</text:p>
      <text:p text:style-name="Normal">Roman;ISBN014;Le Rouge et le Noir;Stendhal;1830</text:p>
      <text:p text:style-name="Normal">Roman;ISBN015;Les Misérables;Victor Hugo;1862</text:p>
      <text:p text:style-name="Normal">Bible;ISBN016;Bible Osty;Collectif;1973</text:p>
      <text:p text:style-name="Normal">Poesie;ISBN017;Calligrammes;Guillaume Apollinaire;1918</text:p>
      <text:p text:style-name="Normal">Fable;ISBN018;Le Lion et le Rat;Jean de La Fontaine;1668</text:p>
      <text:p text:style-name="P2">Roman;ISBN019;Madame Bovary;Gustave Flaubert;1857</text:p>
      <text:p text:style-name="Normal">Poesie;ISBN020;Clair de Lune;Paul Verlaine;1887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emofack tsague kabrel</meta:initial-creator>
    <dc:creator>lemofack tsague kabrel</dc:creator>
    <meta:creation-date>2025-05-30T18:40:00Z</meta:creation-date>
    <dc:date>2025-05-30T18:40:00Z</dc:date>
    <meta:template xlink:href="Normal.dotm" xlink:type="simple"/>
    <meta:editing-cycles>1</meta:editing-cycles>
    <meta:editing-duration>PT0S</meta:editing-duration>
    <meta:document-statistic meta:page-count="1" meta:paragraph-count="1" meta:word-count="153" meta:character-count="999" meta:row-count="7" meta:non-whitespace-character-count="847"/>
  </office:meta>
</office:document-meta>
</file>